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660" officeooo:paragraph-rsid="0009b660"/>
    </style:style>
    <style:style style:name="P2" style:family="paragraph" style:parent-style-name="Standard">
      <style:text-properties officeooo:rsid="0009b660" officeooo:paragraph-rsid="000ba635"/>
    </style:style>
    <style:style style:name="P3" style:family="paragraph" style:parent-style-name="Standard">
      <style:text-properties officeooo:rsid="000ba635" officeooo:paragraph-rsid="000ba635"/>
    </style:style>
    <style:style style:name="P4" style:family="paragraph" style:parent-style-name="Standard">
      <style:text-properties officeooo:rsid="000ba635" officeooo:paragraph-rsid="000c97d9"/>
    </style:style>
    <style:style style:name="P5" style:family="paragraph" style:parent-style-name="Standard">
      <style:text-properties officeooo:rsid="000c97d9" officeooo:paragraph-rsid="000c97d9"/>
    </style:style>
    <style:style style:name="P6" style:family="paragraph" style:parent-style-name="Standard">
      <style:text-properties officeooo:rsid="000edfe2" officeooo:paragraph-rsid="000edfe2"/>
    </style:style>
    <style:style style:name="P7" style:family="paragraph" style:parent-style-name="Standard">
      <style:text-properties officeooo:rsid="000ba635" officeooo:paragraph-rsid="000ba635"/>
    </style:style>
    <style:style style:name="P8" style:family="paragraph" style:parent-style-name="Standard">
      <style:text-properties officeooo:rsid="000f29fc" officeooo:paragraph-rsid="000f29fc"/>
    </style:style>
    <style:style style:name="T1" style:family="text">
      <style:text-properties officeooo:rsid="000c97d9"/>
    </style:style>
    <style:style style:name="T2" style:family="text">
      <style:text-properties officeooo:rsid="000e2ab6"/>
    </style:style>
    <style:style style:name="T3" style:family="text">
      <style:text-properties officeooo:rsid="0010b2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</text:p>
      <text:p text:style-name="P1">Complete the following table:</text:p>
      <text:p text:style-name="P1">654 <text:s text:c="17"/>rw-r-xr--</text:p>
      <text:p text:style-name="P1">766<text:tab/><text:tab/>rwxrw-rw-</text:p>
      <text:p text:style-name="P1">777<text:tab/><text:tab/>rwxrwxrwx</text:p>
      <text:p text:style-name="P1">520<text:tab/><text:tab/>r-x-w-</text:p>
      <text:p text:style-name="P1">764<text:tab/><text:tab/>rwxrw-rw-</text:p>
      <text:p text:style-name="P1">440<text:tab/><text:tab/>r--r-----</text:p>
      <text:p text:style-name="P1"/>
      <text:p text:style-name="P1">In the following exercises, you should use the required Linux commands to perform the</text:p>
      <text:p text:style-name="P1">operations described.</text:p>
      <text:p text:style-name="P1">2. Create the groups office1 and office2.</text:p>
      <text:p text:style-name="P1"/>
      <text:p text:style-name="P1">sudo groupadd office1 office2</text:p>
      <text:p text:style-name="P1"/>
      <text:p text:style-name="P1">3. Create the users gearoid and paul. These users must belong only to the group</text:p>
      <text:p text:style-name="P1">office1.</text:p>
      <text:p text:style-name="P1"/>
      <text:p text:style-name="P3">Adduser gearoid –ingroup office1</text:p>
      <text:p text:style-name="P3">Adduser paul –ingroup office1</text:p>
      <text:p text:style-name="P3"/>
      <text:p text:style-name="P2">4. Create the users anna and emma. These users must belong only to the group office2.</text:p>
      <text:p text:style-name="P3">Adduser ana –ingroup office2</text:p>
      <text:p text:style-name="P3">Adduser emma –ingroup office2</text:p>
      <text:p text:style-name="P3"/>
      <text:p text:style-name="P3"/>
      <text:p text:style-name="P3">5. As user gearoid, create a file named topsecret.txt in his home directory. Only</text:p>
      <text:p text:style-name="P3">this user must have access to this file, both for reading and writing.</text:p>
      <text:p text:style-name="P3">Su gearoid</text:p>
      <text:p text:style-name="P3">cd</text:p>
      <text:p text:style-name="P3">touch topsecret.txt</text:p>
      <text:p text:style-name="P3">chmod 600 topsecret.txt</text:p>
      <text:p text:style-name="P3"/>
      <text:p text:style-name="P3"/>
      <text:p text:style-name="P3"/>
      <text:p text:style-name="P3">6. Create another file named sales.txt, also as user gearoid,. All users in the same</text:p>
      <text:p text:style-name="P3">group as gearoid must have access to this file, both for reading and writing. The</text:p>
      <text:p text:style-name="P3">permissions for owner and the rest of users must remain as default. Check that you can</text:p>
      <text:p text:style-name="P3">modify the file if you access it as user paul.</text:p>
      <text:p text:style-name="P3"/>
      <text:p text:style-name="P3">Touch sales.txt</text:p>
      <text:p text:style-name="P3">chmod g+rw sales.txt</text:p>
      <text:p text:style-name="P3"/>
      <text:p text:style-name="P3"/>
      <text:p text:style-name="P3">7. As user anna, create a file named employees.txt. Any user must have access to</text:p>
      <text:p text:style-name="P3">read its content and any user in the same group must have access to read or write to it.</text:p>
      <text:p text:style-name="P3">exit</text:p>
      <text:p text:style-name="P3">su anna</text:p>
      <text:p text:style-name="P3">touch employees.txt</text:p>
      <text:p text:style-name="P5">chmod 064 employees.txt ( quiere decir que otros solo leen y los del grupo leen y escriben)</text:p>
      <text:p text:style-name="P3"/>
      <text:p text:style-name="P3"/>
      <text:p text:style-name="P3"><text:soft-page-break/>8. Create the user student (if it is not yet created). Copy the file employees.txt to</text:p>
      <text:p text:style-name="P4">the home directory of user student . Change the owner and the group of this file to <text:span text:style-name="T1">student.</text:span></text:p>
      <text:p text:style-name="P4"/>
      <text:p text:style-name="P5">Exit</text:p>
      <text:p text:style-name="P5">adduser student</text:p>
      <text:p text:style-name="P5">cd /home/anna/</text:p>
      <text:p text:style-name="P5">sudo cp employees.txt /home/student</text:p>
      <text:p text:style-name="P5">chown student employees.txt </text:p>
      <text:p text:style-name="P5">chgrp <text:span text:style-name="T2">office2 <text:s/>employees.txt</text:span></text:p>
      <text:p text:style-name="P5"/>
      <text:p text:style-name="P6">17. Supose a user has read access to a file, but this file is in a directory for which the user has</text:p>
      <text:p text:style-name="P6">no read access. Could this user read this file? Try it.</text:p>
      <text:p text:style-name="P6"/>
      <text:p text:style-name="P8">yes, <text:span text:style-name="T3">the usser</text:span> can read the files because the users permisions have got priority over the directory permi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08:49:07.177255987</meta:creation-date>
    <dc:date>2016-11-14T09:39:31.926125761</dc:date>
    <meta:editing-duration>PT12M15S</meta:editing-duration>
    <meta:editing-cycles>4</meta:editing-cycles>
    <meta:generator>LibreOffice/5.2.2.2$Linux_X86_64 LibreOffice_project/20m0$Build-2</meta:generator>
    <meta:document-statistic meta:table-count="0" meta:image-count="0" meta:object-count="0" meta:page-count="2" meta:paragraph-count="48" meta:word-count="345" meta:character-count="1985" meta:non-whitespace-character-count="1665"/>
  </office:meta>
</office:document-meta>
</file>